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fo:margin-left="0cm" fo:margin-top="0cm" fo:margin-bottom="0cm" table:align="left" style:writing-mode="lr-tb"/>
    </style:style>
    <style:style style:name="Table1.A" style:family="table-column">
      <style:table-column-properties style:column-width="8.393cm"/>
    </style:style>
    <style:style style:name="Table1.B" style:family="table-column">
      <style:table-column-properties style:column-width="9.197cm"/>
    </style:style>
    <style:style style:name="Table1.1" style:family="table-row">
      <style:table-row-properties style:min-row-height="2.794cm" fo:keep-together="auto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Text_20_body">
      <style:text-properties officeooo:paragraph-rsid="00163b9d"/>
    </style:style>
    <style:style style:name="P2" style:family="paragraph" style:parent-style-name="Text_20_body">
      <style:text-properties officeooo:paragraph-rsid="00152174"/>
    </style:style>
    <style:style style:name="P3" style:family="paragraph" style:parent-style-name="Standard">
      <style:text-properties officeooo:paragraph-rsid="002c9900"/>
    </style:style>
    <style:style style:name="P4" style:family="paragraph" style:parent-style-name="Heading_20_1" style:list-style-name="WWNum4" style:master-page-name="Standard">
      <style:paragraph-properties fo:margin-left="0cm" fo:margin-right="0cm" fo:margin-top="0.423cm" fo:margin-bottom="0.212cm" style:contextual-spacing="false" fo:text-indent="0cm" style:auto-text-indent="false" style:page-number="auto"/>
    </style:style>
    <style:style style:name="P5" style:family="paragraph" style:parent-style-name="Heading_20_2">
      <style:text-properties style:use-window-font-color="true" loext:opacity="0%" style:font-name="Liberation Sans" fo:font-size="16pt" fo:language="en" fo:country="US" fo:font-weight="bold" officeooo:rsid="0019cff3" officeooo:paragraph-rsid="0019cff3" style:letter-kerning="false" style:font-name-asian="Microsoft YaHei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P6" style:family="paragraph" style:parent-style-name="Heading_20_2" style:list-style-name="WWNum4">
      <style:paragraph-properties fo:margin-left="0cm" fo:margin-right="0cm" fo:text-indent="0cm" style:auto-text-indent="false"/>
    </style:style>
    <style:style style:name="P7" style:family="paragraph" style:parent-style-name="Heading_20_2" style:list-style-name="WWNum4">
      <style:paragraph-properties fo:margin-left="0cm" fo:margin-right="0cm" fo:text-indent="0cm" style:auto-text-indent="false"/>
      <style:text-properties officeooo:paragraph-rsid="004961ee"/>
    </style:style>
    <style:style style:name="P8" style:family="paragraph" style:parent-style-name="Heading_20_2" style:list-style-name="WWNum4">
      <style:paragraph-properties fo:margin-left="0cm" fo:margin-right="0cm" fo:text-indent="0cm" style:auto-text-indent="false"/>
      <style:text-properties style:use-window-font-color="true" loext:opacity="0%" style:font-name="Liberation Sans" fo:font-size="16pt" fo:language="en" fo:country="US" fo:font-weight="bold" officeooo:rsid="001fe85a" officeooo:paragraph-rsid="001fe85a" style:letter-kerning="false" style:font-name-asian="Microsoft YaHei" style:font-size-asian="16pt" style:language-asian="zh" style:country-asian="CN" style:font-weight-asian="bold" style:font-name-complex="Arial" style:font-size-complex="16pt" style:language-complex="hi" style:country-complex="IN" style:font-weight-complex="bold"/>
    </style:style>
    <style:style style:name="P9" style:family="paragraph" style:parent-style-name="Table_20_Contents" style:list-style-name="L1"/>
    <style:style style:name="P10" style:family="paragraph" style:parent-style-name="Table_20_Contents" style:list-style-name="L1">
      <style:text-properties style:use-window-font-color="true" loext:opacity="0%" style:font-name="Calibri1" fo:font-size="12pt" fo:language="en" fo:country="US" officeooo:rsid="00163b9d" officeooo:paragraph-rsid="00163b9d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P11" style:family="paragraph" style:parent-style-name="Table_20_Contents" style:list-style-name="L1">
      <style:text-properties officeooo:rsid="00163b9d" officeooo:paragraph-rsid="00163b9d"/>
    </style:style>
    <style:style style:name="P12" style:family="paragraph" style:parent-style-name="Text_20_body" style:list-style-name="L2">
      <style:text-properties officeooo:paragraph-rsid="00152174"/>
    </style:style>
    <style:style style:name="P13" style:family="paragraph" style:parent-style-name="Text_20_body" style:list-style-name="L2">
      <style:text-properties officeooo:paragraph-rsid="002e547f"/>
    </style:style>
    <style:style style:name="P14" style:family="paragraph" style:parent-style-name="Text_20_body" style:list-style-name="L2">
      <style:text-properties officeooo:rsid="003dba2e" officeooo:paragraph-rsid="003dba2e"/>
    </style:style>
    <style:style style:name="P15" style:family="paragraph" style:parent-style-name="Text_20_body" style:list-style-name="L3"/>
    <style:style style:name="P16" style:family="paragraph" style:parent-style-name="Text_20_body" style:list-style-name="L3">
      <style:text-properties officeooo:paragraph-rsid="00352130"/>
    </style:style>
    <style:style style:name="P17" style:family="paragraph" style:parent-style-name="Text_20_body" style:list-style-name="L3">
      <style:text-properties officeooo:paragraph-rsid="0033516b"/>
    </style:style>
    <style:style style:name="P18" style:family="paragraph" style:parent-style-name="Text_20_body" style:list-style-name="L3">
      <style:text-properties officeooo:paragraph-rsid="001fe85a"/>
    </style:style>
    <style:style style:name="P19" style:family="paragraph" style:parent-style-name="Text_20_body" style:list-style-name="L3">
      <style:text-properties officeooo:rsid="002376ec" officeooo:paragraph-rsid="002376ec"/>
    </style:style>
    <style:style style:name="P20" style:family="paragraph" style:parent-style-name="Text_20_body" style:list-style-name="L4"/>
    <style:style style:name="P21" style:family="paragraph" style:parent-style-name="Text_20_body" style:list-style-name="L4">
      <style:text-properties style:font-name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9900" style:font-weight-asian="bold" style:font-weight-complex="bold"/>
    </style:style>
    <style:style style:name="T3" style:family="text">
      <style:text-properties fo:font-weight="bold" officeooo:rsid="004961ee" style:font-weight-asian="bold" style:font-weight-complex="bold"/>
    </style:style>
    <style:style style:name="T4" style:family="text">
      <style:text-properties fo:font-size="12pt" style:letter-kerning="false" style:font-name-asian="SimSun" style:font-size-asian="12pt" style:font-name-complex="Arial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c9900" style:font-weight-asian="normal" style:font-weight-complex="normal"/>
    </style:style>
    <style:style style:name="T7" style:family="text">
      <style:text-properties officeooo:rsid="00132469"/>
    </style:style>
    <style:style style:name="T8" style:family="text">
      <style:text-properties style:use-window-font-color="true" loext:opacity="0%" style:font-name="Calibri1" fo:font-size="12pt" fo:language="en" fo:country="US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9" style:family="text">
      <style:text-properties style:use-window-font-color="true" loext:opacity="0%" style:font-name="Calibri1" fo:font-size="12pt" fo:language="en" fo:country="US" officeooo:rsid="001fe85a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10" style:family="text">
      <style:text-properties style:use-window-font-color="true" loext:opacity="0%" style:font-name="Calibri1" fo:font-size="12pt" fo:language="en" fo:country="US" officeooo:rsid="00219bd4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11" style:family="text">
      <style:text-properties style:use-window-font-color="true" loext:opacity="0%" style:font-name="Calibri1" fo:font-size="12pt" fo:language="en" fo:country="US" officeooo:rsid="0025bb43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12" style:family="text">
      <style:text-properties style:use-window-font-color="true" loext:opacity="0%" style:font-name="Calibri1" fo:font-size="12pt" fo:language="en" fo:country="US" officeooo:rsid="00352130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13" style:family="text">
      <style:text-properties style:use-window-font-color="true" loext:opacity="0%" style:font-name="Calibri1" fo:font-size="12pt" fo:language="en" fo:country="US" officeooo:rsid="003b9ffc" style:letter-kerning="fals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14" style:family="text">
      <style:text-properties officeooo:rsid="0014429f"/>
    </style:style>
    <style:style style:name="T15" style:family="text">
      <style:text-properties officeooo:rsid="00163b9d"/>
    </style:style>
    <style:style style:name="T16" style:family="text">
      <style:text-properties officeooo:rsid="001fe85a"/>
    </style:style>
    <style:style style:name="T17" style:family="text">
      <style:text-properties officeooo:rsid="00219bd4"/>
    </style:style>
    <style:style style:name="T18" style:family="text">
      <style:text-properties officeooo:rsid="0022e1c9"/>
    </style:style>
    <style:style style:name="T19" style:family="text">
      <style:text-properties officeooo:rsid="0023c74b"/>
    </style:style>
    <style:style style:name="T20" style:family="text">
      <style:text-properties officeooo:rsid="002c9900"/>
    </style:style>
    <style:style style:name="T21" style:family="text">
      <style:text-properties officeooo:rsid="002e547f"/>
    </style:style>
    <style:style style:name="T22" style:family="text">
      <style:text-properties officeooo:rsid="002f7760"/>
    </style:style>
    <style:style style:name="T23" style:family="text">
      <style:text-properties officeooo:rsid="00312e22"/>
    </style:style>
    <style:style style:name="T24" style:family="text">
      <style:text-properties officeooo:rsid="00352130"/>
    </style:style>
    <style:style style:name="T25" style:family="text">
      <style:text-properties officeooo:rsid="00375659"/>
    </style:style>
    <style:style style:name="T26" style:family="text">
      <style:text-properties officeooo:rsid="0038c9d7"/>
    </style:style>
    <style:style style:name="T27" style:family="text">
      <style:text-properties officeooo:rsid="0038e57c"/>
    </style:style>
    <style:style style:name="T28" style:family="text">
      <style:text-properties officeooo:rsid="003ad024"/>
    </style:style>
    <style:style style:name="T29" style:family="text">
      <style:text-properties officeooo:rsid="003d6ce0"/>
    </style:style>
    <style:style style:name="T30" style:family="text">
      <style:text-properties officeooo:rsid="00416361"/>
    </style:style>
    <style:style style:name="T31" style:family="text">
      <style:text-properties officeooo:rsid="004378d9"/>
    </style:style>
    <style:style style:name="T32" style:family="text">
      <style:text-properties officeooo:rsid="0044a6c5"/>
    </style:style>
    <style:style style:name="T33" style:family="text">
      <style:text-properties officeooo:rsid="004599af"/>
    </style:style>
    <style:style style:name="T34" style:family="text">
      <style:text-properties officeooo:rsid="00461165"/>
    </style:style>
    <style:style style:name="T35" style:family="text">
      <style:text-properties officeooo:rsid="0048975c"/>
    </style:style>
    <style:style style:name="T36" style:family="text">
      <style:text-properties officeooo:rsid="00493643"/>
    </style:style>
    <style:style style:name="T37" style:family="text">
      <style:text-properties officeooo:rsid="004961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92305137" text:style-name="WWNum4">
        <text:list-item>
          <text:h text:style-name="P4" text:outline-level="1">Andrew Cumming</text:h>
        </text:list-item>
      </text:list>
      <text:p text:style-name="Standard">Barrie, Ontario</text:p>
      <text:p text:style-name="Standard"><text:a xlink:type="simple" xlink:href="mailto:andrew.e.cumming@gmail.com" text:style-name="Internet_20_link" text:visited-style-name="Visited_20_Internet_20_Link">andrew.e.cumming@gmail.com</text:a></text:p>
      <text:p text:style-name="Standard"/>
      <text:p text:style-name="Standard"><text:span text:style-name="T1">Portfolio</text:span>: <text:tab/><text:tab/><text:tab/><text:span text:style-name="Internet_20_link">https://andrewec.github.io/</text:span></text:p>
      <text:p text:style-name="Standard"><text:span text:style-name="T1">LinkedIn</text:span>: <text:tab/><text:tab/><text:tab/><text:a xlink:type="simple" xlink:href="https://www.linkedin.com/in/andrew-cumming/" text:style-name="Internet_20_link" text:visited-style-name="Visited_20_Internet_20_Link">https://www.linkedin.com/in/andrew-cumming/</text:a></text:p>
      <text:p text:style-name="Standard"><text:span text:style-name="T1">Stack Overflow Careers</text:span>: <text:tab/><text:a xlink:type="simple" xlink:href="https://careers.stackoverflow.com/AndrewC" text:style-name="Internet_20_link" text:visited-style-name="Visited_20_Internet_20_Link">https://careers.stackoverflow.com/AndrewC</text:a></text:p>
      <text:p text:style-name="Standard"><text:span text:style-name="T1">GitHub</text:span>: <text:tab/><text:tab/><text:tab/><text:a xlink:type="simple" xlink:href="https://github.com/AndrewEC" text:style-name="Internet_20_link" text:visited-style-name="Visited_20_Internet_20_Link"><text:span text:style-name="T4">https://github.com/AndrewEC</text:span></text:a></text:p>
      <text:p text:style-name="Standard"/>
      <text:list xml:id="list220817038444365" text:continue-numbering="true" text:style-name="WWNum4">
        <text:list-item>
          <text:list>
            <text:list-item>
              <text:h text:style-name="P6" text:outline-level="2">Skill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2044144973" text:style-name="L1">
              <text:list-item>
                <text:p text:style-name="P9">Accessibility Analysis and Remediation</text:p>
              </text:list-item>
              <text:list-item>
                <text:p text:style-name="P10">Spring Boot Development</text:p>
              </text:list-item>
              <text:list-item>
                <text:p text:style-name="P9"><text:span text:style-name="T15">Angular/</text:span>Single Page Application Development</text:p>
              </text:list-item>
            </text:list>
          </table:table-cell>
          <table:table-cell table:style-name="Table1.A1" office:value-type="string">
            <text:list xml:id="list220818008592888" text:continue-numbering="true" text:style-name="L1">
              <text:list-item>
                <text:p text:style-name="P9">Black and White Box Testing Methodologies</text:p>
              </text:list-item>
              <text:list-item>
                <text:p text:style-name="P9">Coding Design Patterns</text:p>
              </text:list-item>
              <text:list-item>
                <text:p text:style-name="P9">Unified Modeling Language</text:p>
              </text:list-item>
              <text:list-item>
                <text:p text:style-name="P11"><text:span text:style-name="T33">Structured </text:span>Database Schema Design</text:p>
              </text:list-item>
            </text:list>
          </table:table-cell>
        </table:table-row>
      </table:table>
      <text:p text:style-name="Standard"/>
      <text:list xml:id="list220817919843391" text:continue-list="list220817038444365" text:style-name="WWNum4">
        <text:list-item>
          <text:list>
            <text:list-item>
              <text:h text:style-name="P6" text:outline-level="2">Professional Experience</text:h>
            </text:list-item>
          </text:list>
        </text:list-item>
      </text:list>
      <text:h text:style-name="P5" text:outline-level="2">Business Banking Portal Development <text:span text:style-name="T36">(API Developer/RBC)</text:span></text:h>
      <text:p text:style-name="P2">As part of this role my <text:span text:style-name="T23">primary </text:span>responsibilit<text:span text:style-name="T23">ies were</text:span> to continuous<text:span text:style-name="T23">ly</text:span> <text:span text:style-name="T23">develop and maintain</text:span> presentation/domain APIs, <text:span text:style-name="T23">integrated and automated test suites,</text:span> and, <text:span text:style-name="T23">occasionally</text:span>, assist in the development of frontend modern Angular based components <text:span text:style-name="T26">to support a modern business banking portal </text:span><text:span text:style-name="T30">supporting thousands of clients and millions of dollars in transactions annually.</text:span></text:p>
      <text:list xml:id="list1309579365" text:style-name="L2">
        <text:list-item>
          <text:p text:style-name="P12">Developed multiple Java/Spring Boot/<text:span text:style-name="T28">Maven</text:span> <text:span text:style-name="T22">stateless</text:span> microservices <text:span text:style-name="T27">using a scrum like methodology in 2 week sprint cycles</text:span></text:p>
        </text:list-item>
        <text:list-item>
          <text:p text:style-name="P12">Ensured product quality through the implementation of granular automated tests including unit tests, integration tests with <text:span text:style-name="T34">WireMock</text:span>, contract tests with PACT, and mutation tests using PIT</text:p>
        </text:list-item>
        <text:list-item>
          <text:p text:style-name="P13">Ensured application resiliency and banking portal scalability by taking <text:span text:style-name="T21">advantage</text:span> of latest Spring conventions including reactive and asynchronous paradigms <text:span text:style-name="T25">and PCF auto-scaling configurations</text:span></text:p>
        </text:list-item>
        <text:list-item>
          <text:p text:style-name="P12">Applications built deployed via Jenkins and Urban Code Deploy through an automated continuous integration pipeline and hosted on the Pivotal Cloud Foundry platform</text:p>
        </text:list-item>
        <text:list-item>
          <text:p text:style-name="P12">Debugged production level defects and issues using standard application logs and Dynatrace tracking</text:p>
        </text:list-item>
        <text:list-item>
          <text:p text:style-name="P12"><text:soft-page-break/>Designed and implemented structured database schemas using MariaDB for features like user preferences and approval workflows with the help of Liquibase and Spring JPA</text:p>
        </text:list-item>
        <text:list-item>
          <text:p text:style-name="P14"><text:span text:style-name="T31">Expanded </text:span>communication <text:span text:style-name="T31">and presentation </text:span>skills through the assistance of a dedicated Ezra coach<text:span text:style-name="T32">ing sessions</text:span></text:p>
        </text:list-item>
      </text:list>
      <text:p text:style-name="P1"/>
      <text:list xml:id="list220818351060101" text:continue-list="list220817919843391" text:style-name="WWNum4">
        <text:list-item>
          <text:list>
            <text:list-item>
              <text:h text:style-name="P8" text:outline-level="2">Online Banking Service Development <text:span text:style-name="T36">(Developer/RBC)</text:span></text:h>
            </text:list-item>
          </text:list>
        </text:list-item>
      </text:list>
      <text:p text:style-name="Text_20_body">As part of RBC's Digital Development team we are responsible for creating, managing, and otherwise maintaining many front end and service layer components running on Websphere Portal, Spring MVC, and Angular 2+ platforms <text:span text:style-name="T24">that support thousands of clients and tens of millions of dollars in transactions annually.</text:span></text:p>
      <text:list xml:id="list2002087740" text:style-name="L3">
        <text:list-item>
          <text:p text:style-name="P15"><text:span text:style-name="T7">Developed</text:span> <text:span text:style-name="T9">multiple backend services using Spring Boot and Spring MVC </text:span><text:span text:style-name="T13">with Maven </text:span><text:span text:style-name="T9">to support various online banking features like self-serve loan management, GIC purchase and renewal, and online foreign currency ordering</text:span></text:p>
        </text:list-item>
        <text:list-item>
          <text:p text:style-name="P19"><text:span text:style-name="T9">C</text:span><text:span text:style-name="T8">reated multi-channel applications that support customer and employee assisted channels utilizing LDAP/SPNEGO for automatic employee authentication</text:span></text:p>
        </text:list-item>
        <text:list-item>
          <text:p text:style-name="P16"><text:span text:style-name="T9">D</text:span><text:span text:style-name="T12">eveloped upon, and maintained, legacy Websphere applications running on a remote Windows VM</text:span></text:p>
        </text:list-item>
        <text:list-item>
          <text:p text:style-name="P17">Applications <text:span text:style-name="T29">primarily </text:span><text:span text:style-name="T17">built</text:span> <text:span text:style-name="T19">and </text:span>deployed via <text:span text:style-name="T17">Jenkins and </text:span>Urban Code Deploy <text:span text:style-name="T17">through an automated continuous integration </text:span><text:span text:style-name="T10">pipeline</text:span><text:span text:style-name="T17"> </text:span>and hosted on the Bluemix platform</text:p>
        </text:list-item>
        <text:list-item>
          <text:p text:style-name="P18"><text:span text:style-name="T16">Developed, largely, in a Waterfall style methodology </text:span><text:span text:style-name="T18">with dedicated quality assurance team members</text:span></text:p>
        </text:list-item>
      </text:list>
      <text:p text:style-name="Text_20_body"/>
      <text:list xml:id="list220816708317800" text:continue-list="list220818351060101" text:style-name="WWNum4">
        <text:list-item>
          <text:list>
            <text:list-item>
              <text:h text:style-name="P7" text:outline-level="2">Accessibility Analysis and Training <text:span text:style-name="T37">(</text:span><text:span text:style-name="T3">Technology Accessibility Analyst/Ministry of Community and Social Services)</text:span></text:h>
            </text:list-item>
          </text:list>
        </text:list-item>
      </text:list>
      <text:list xml:id="list2850531999" text:style-name="L4">
        <text:list-item>
          <text:p text:style-name="P21">Gave a lectures to hundreds of Government of Ontario employees demonstrating how to create accessible Word/PDF documents and how to use JAWS </text:p>
        </text:list-item>
        <text:list-item>
          <text:p text:style-name="P20"><text:span text:style-name="T11">Met with clients at external locations and provided </text:span>personalized training and advice for individuals and teams </text:p>
        </text:list-item>
        <text:list-item>
          <text:p text:style-name="P20">Analyzed government websites and documents against the Web Content Accessibility Guidelines to identify possible issues and accessibility deficiencies <text:span text:style-name="T14">primarily </text:span>using Job Access With Speech (JAWS) software </text:p>
        </text:list-item>
        <text:list-item>
          <text:p text:style-name="P21"><text:soft-page-break/>Documented issues, prepared reports, and presented findings to clients <text:span text:style-name="T35">(either in person, virtually, or over the phone)</text:span></text:p>
        </text:list-item>
      </text:list>
      <text:p text:style-name="Text_20_body"/>
      <text:list xml:id="list220816823012985" text:continue-list="list220816708317800" text:style-name="WWNum4">
        <text:list-item>
          <text:list>
            <text:list-item>
              <text:h text:style-name="P6" text:outline-level="2">Employment History</text:h>
            </text:list-item>
          </text:list>
        </text:list-item>
      </text:list>
      <text:p text:style-name="Standard">Royal Bank of Canada – Toronto, Ontario</text:p>
      <text:p text:style-name="Standard"><text:span text:style-name="T1">Developer</text:span> (Spring Boot/Angular) – 2019 <text:span text:style-name="T20">(Current)</text:span></text:p>
      <text:p text:style-name="Standard"/>
      <text:p text:style-name="Standard">Royal Bank of Canada – Toronto, Ontario</text:p>
      <text:p text:style-name="Standard"><text:span text:style-name="T1">Developer</text:span><text:span text:style-name="T5"> (Spring MVC/Sprint Boot/J2EE) –</text:span><text:span text:style-name="T1"> </text:span><text:span text:style-name="T6">2017</text:span> – <text:span text:style-name="T20">2019</text:span></text:p>
      <text:p text:style-name="Standard"/>
      <text:p text:style-name="P3">Royal Bank of Canada – Toronto, Ontario</text:p>
      <text:p text:style-name="P3"><text:span text:style-name="T2">Developer </text:span><text:span text:style-name="T6">(Co-op)</text:span><text:span text:style-name="T1"> </text:span><text:span text:style-name="T5">–</text:span><text:span text:style-name="T1"> </text:span><text:span text:style-name="T6">2016</text:span></text:p>
      <text:p text:style-name="Standard"/>
      <text:p text:style-name="Standard">Royal Bank of Canada – Toronto, Ontario</text:p>
      <text:p text:style-name="P3"><text:span text:style-name="T1">Technical Systems Analyst </text:span><text:span text:style-name="T6">(Co-op) </text:span><text:span text:style-name="T5">–</text:span><text:span text:style-name="T1"> </text:span>2015</text:p>
      <text:p text:style-name="Standard"/>
      <text:p text:style-name="Standard">Royal Bank of Canada – Toronto, Ontario</text:p>
      <text:p text:style-name="P3"><text:span text:style-name="T1">IT Accessibility </text:span><text:span text:style-name="T6">(Co-op) </text:span>– 2015</text:p>
      <text:p text:style-name="Standard"/>
      <text:p text:style-name="Standard">Ministry of Community and Social Services – Toronto, Ontario</text:p>
      <text:p text:style-name="P3"><text:span text:style-name="T1">Technology Accessibility Analyst</text:span> <text:span text:style-name="T6">(Co-op) </text:span>– 2014</text:p>
      <text:p text:style-name="Standard"/>
      <text:list xml:id="list220818002071438" text:continue-numbering="true" text:style-name="WWNum4">
        <text:list-item>
          <text:list>
            <text:list-item>
              <text:h text:style-name="P6" text:outline-level="2">Education</text:h>
            </text:list-item>
          </text:list>
        </text:list-item>
      </text:list>
      <text:p text:style-name="Standard"><text:span text:style-name="T1">Centennial College</text:span><text:span text:style-name="T5"> – Toronto, Ontario</text:span></text:p>
      <text:p text:style-name="Standard"><text:span text:style-name="T1">Software Engineering Technology</text:span>, 2012 to 2016 (Expected) – Advanced Diplom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false" style:font-name-asian="SimSun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en" fo:country="US" style:letter-kerning="false" style:font-name-asian="SimSun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punctuation-wrap="hanging" style:writing-mode="lr-tb"/>
      <style:text-properties style:use-window-font-color="true" loext:opacity="0%" style:font-name="Calibri1" fo:font-family="Calibri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2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2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2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2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2" style:font-family-complex="OpenSymbol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2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2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2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2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2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2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2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2" style:font-family-complex="OpenSymbol" style:font-family-generic-complex="system" style:font-pitch-complex="variable"/>
    </style:style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>
      <style:text-properties style:font-name-complex="OpenSymbol2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2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-complex="OpenSymbol2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complex="OpenSymbol2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2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OpenSymbol2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complex="OpenSymbol2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2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OpenSymbol2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-complex="OpenSymbol2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2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OpenSymbol2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2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2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OpenSymbol2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2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2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2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2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2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2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2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2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2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2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2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2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2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OpenSymbol2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2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2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2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2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2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OpenSymbol2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2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2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2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2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2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2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2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2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OpenSymbol2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2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2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2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2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2" style:font-family-complex="OpenSymbol" style:font-family-generic-complex="system" style:font-pitch-complex="variable"/>
    </style:style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>
      <style:text-properties style:font-name-complex="OpenSymbol2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OpenSymbol2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complex="OpenSymbol2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2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2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2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2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2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2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2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-complex="OpenSymbol2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-complex="OpenSymbol2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-complex="OpenSymbol2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complex="OpenSymbol2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2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OpenSymbol2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2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2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2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4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4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4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4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4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4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5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5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5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53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54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5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56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57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5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60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61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62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63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64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65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66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67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8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69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70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71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72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73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74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75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76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77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78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79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80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81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82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83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84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85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86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87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88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89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90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91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92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93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94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95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96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13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04T19:31:53</meta:creation-date>
    <dc:language>en-US</dc:language>
    <dc:date>2022-03-14T22:08:16.119000000</dc:date>
    <meta:editing-cycles>94</meta:editing-cycles>
    <meta:editing-duration>PT4H34M31S</meta:editing-duration>
    <meta:generator>LibreOffice/7.1.8.1$Windows_X86_64 LibreOffice_project/e1f30c802c3269a1d052614453f260e49458c82c</meta:generator>
    <meta:document-statistic meta:table-count="1" meta:image-count="0" meta:object-count="0" meta:page-count="3" meta:paragraph-count="53" meta:word-count="587" meta:character-count="4398" meta:non-whitespace-character-count="3859"/>
  </office:meta>
</office:document-meta>
</file>